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ESAMI" style:family="table">
      <style:table-properties style:width="6.6931in" table:align="margins"/>
    </style:style>
    <style:style style:name="ESAMI.A" style:family="table-column">
      <style:table-column-properties style:column-width="3.3465in" style:rel-column-width="32767*"/>
    </style:style>
    <style:style style:name="ESAMI.B" style:family="table-column">
      <style:table-column-properties style:column-width="3.3465in" style:rel-column-width="32768*"/>
    </style:style>
    <style:style style:name="ESAMI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c908e" officeooo:paragraph-rsid="000c908e"/>
    </style:style>
    <style:style style:name="P2" style:family="paragraph" style:parent-style-name="Table_20_Contents">
      <style:text-properties officeooo:rsid="000c908e" officeooo:paragraph-rsid="000c908e"/>
    </style:style>
    <style:style style:name="P3" style:family="paragraph" style:parent-style-name="Table_20_Contents">
      <style:text-properties fo:font-weight="bold" officeooo:rsid="000cd252" officeooo:paragraph-rsid="000cd252" style:font-weight-asian="bold" style:font-weight-complex="bold"/>
    </style:style>
    <style:style style:name="P4" style:family="paragraph" style:parent-style-name="Table_20_Contents">
      <style:text-properties officeooo:rsid="001e2d4f" officeooo:paragraph-rsid="001e2d4f"/>
    </style:style>
    <style:style style:name="P5" style:family="paragraph" style:parent-style-name="Table_20_Contents" style:list-style-name="L1">
      <style:text-properties officeooo:rsid="000cea71" officeooo:paragraph-rsid="000cea71"/>
    </style:style>
    <style:style style:name="P6" style:family="paragraph" style:parent-style-name="Table_20_Contents" style:list-style-name="L1">
      <style:text-properties officeooo:rsid="000dc0ff" officeooo:paragraph-rsid="000dc0ff"/>
    </style:style>
    <style:style style:name="P7" style:family="paragraph" style:parent-style-name="Table_20_Contents" style:list-style-name="L1">
      <style:text-properties officeooo:rsid="000e55ce" officeooo:paragraph-rsid="000e55ce"/>
    </style:style>
    <style:style style:name="P8" style:family="paragraph" style:parent-style-name="Table_20_Contents" style:list-style-name="L1">
      <style:text-properties officeooo:rsid="000fef88" officeooo:paragraph-rsid="000fef88"/>
    </style:style>
    <style:style style:name="P9" style:family="paragraph" style:parent-style-name="Table_20_Contents" style:list-style-name="L2">
      <style:text-properties officeooo:rsid="00101cfd" officeooo:paragraph-rsid="00101cfd"/>
    </style:style>
    <style:style style:name="P10" style:family="paragraph" style:parent-style-name="Table_20_Contents" style:list-style-name="L3">
      <style:text-properties officeooo:rsid="00162c0f" officeooo:paragraph-rsid="00162c0f"/>
    </style:style>
    <style:style style:name="P11" style:family="paragraph" style:parent-style-name="Table_20_Contents" style:list-style-name="L3">
      <style:text-properties officeooo:rsid="0017f7ba" officeooo:paragraph-rsid="0017f7ba"/>
    </style:style>
    <style:style style:name="P12" style:family="paragraph" style:parent-style-name="Table_20_Contents" style:list-style-name="L4">
      <style:text-properties officeooo:rsid="001b2c17" officeooo:paragraph-rsid="001b2c17"/>
    </style:style>
    <style:style style:name="P13" style:family="paragraph" style:parent-style-name="Table_20_Contents" style:list-style-name="L4">
      <style:text-properties officeooo:rsid="001b6624" officeooo:paragraph-rsid="001b6624"/>
    </style:style>
    <style:style style:name="P14" style:family="paragraph" style:parent-style-name="Table_20_Contents" style:list-style-name="L5"/>
    <style:style style:name="P15" style:family="paragraph" style:parent-style-name="Table_20_Contents" style:list-style-name="L6">
      <style:text-properties officeooo:rsid="001135ad" officeooo:paragraph-rsid="001135ad"/>
    </style:style>
    <style:style style:name="P16" style:family="paragraph" style:parent-style-name="Table_20_Contents" style:list-style-name="L6">
      <style:text-properties officeooo:rsid="001364bb" officeooo:paragraph-rsid="001364bb"/>
    </style:style>
    <style:style style:name="P17" style:family="paragraph" style:parent-style-name="Table_20_Contents" style:list-style-name="L6">
      <style:text-properties officeooo:rsid="001482b2" officeooo:paragraph-rsid="001482b2"/>
    </style:style>
    <style:style style:name="P18" style:family="paragraph" style:parent-style-name="Table_20_Contents" style:list-style-name="L7">
      <style:text-properties officeooo:rsid="001ab86d" officeooo:paragraph-rsid="001ab86d"/>
    </style:style>
    <style:style style:name="P19" style:family="paragraph" style:parent-style-name="Table_20_Contents" style:list-style-name="L7">
      <style:text-properties officeooo:rsid="001fe3bc" officeooo:paragraph-rsid="001fe3bc"/>
    </style:style>
    <style:style style:name="T1" style:family="text">
      <style:text-properties officeooo:rsid="0012d501"/>
    </style:style>
    <style:style style:name="T2" style:family="text">
      <style:text-properties officeooo:rsid="0017f7ba"/>
    </style:style>
    <style:style style:name="T3" style:family="text">
      <style:text-properties officeooo:rsid="001b66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SAMI" table:style-name="ESAMI">
        <table:table-column table:style-name="ESAMI.A"/>
        <table:table-column table:style-name="ESAMI.B"/>
        <table:table-row>
          <table:table-cell table:style-name="ESAMI.A1" office:value-type="string">
            <text:p text:style-name="P3">ESAME</text:p>
          </table:table-cell>
          <table:table-cell table:style-name="ESAMI.A1" office:value-type="string">
            <text:p text:style-name="P3">CONTENUTO</text:p>
          </table:table-cell>
        </table:table-row>
        <table:table-row>
          <table:table-cell table:style-name="ESAMI.A1" office:value-type="string">
            <text:p text:style-name="P2">PW00</text:p>
          </table:table-cell>
          <table:table-cell table:style-name="ESAMI.A1" office:value-type="string">
            <text:list xml:id="list2669586939" text:style-name="L1">
              <text:list-item>
                <text:p text:style-name="P5">Articoli aggiunti dinamicamente</text:p>
              </text:list-item>
              <text:list-item>
                <text:p text:style-name="P6">menu a scomparsa con controllo larghezza viewport</text:p>
              </text:list-item>
              <text:list-item>
                <text:p text:style-name="P7">scambio di articoli</text:p>
              </text:list-item>
              <text:list-item>
                <text:p text:style-name="P8">funzione shuffle</text:p>
              </text:list-item>
            </text:list>
          </table:table-cell>
        </table:table-row>
        <table:table-row>
          <table:table-cell table:style-name="ESAMI.A1" office:value-type="string">
            <text:p text:style-name="P2">PW01</text:p>
          </table:table-cell>
          <table:table-cell table:style-name="ESAMI.A1" office:value-type="string">
            <text:list xml:id="list4186911976" text:style-name="L2">
              <text:list-item>
                <text:p text:style-name="P9">Section aggiunte dinamicamente</text:p>
              </text:list-item>
              <text:list-item>
                <text:p text:style-name="P9">container centrato</text:p>
              </text:list-item>
              <text:list-item>
                <text:p text:style-name="P9">banner che copre tutta la pagina, al click del bottone il banner scompare e rende la pagina visibile</text:p>
              </text:list-item>
            </text:list>
          </table:table-cell>
        </table:table-row>
        <table:table-row>
          <table:table-cell table:style-name="ESAMI.A1" office:value-type="string">
            <text:p text:style-name="P2">PW04</text:p>
          </table:table-cell>
          <table:table-cell table:style-name="ESAMI.A1" office:value-type="string">
            <text:p text:style-name="Table_20_Contents"/>
          </table:table-cell>
        </table:table-row>
        <table:table-row>
          <table:table-cell table:style-name="ESAMI.A1" office:value-type="string">
            <text:p text:style-name="P2">PW08</text:p>
          </table:table-cell>
          <table:table-cell table:style-name="ESAMI.A1" office:value-type="string">
            <text:list xml:id="list167929924" text:style-name="L3">
              <text:list-item>
                <text:p text:style-name="P10">Fetch con l’id <text:span text:style-name="T2">che restituisce un solo oggetto </text:span></text:p>
              </text:list-item>
              <text:list-item>
                <text:p text:style-name="P11">errore in formato jsend per url non corretta e id non esistente</text:p>
              </text:list-item>
              <text:list-item>
                <text:p text:style-name="P11">click dei bottoni che mostra la frase corrispondente</text:p>
              </text:list-item>
            </text:list>
          </table:table-cell>
        </table:table-row>
        <table:table-row>
          <table:table-cell table:style-name="ESAMI.A1" office:value-type="string">
            <text:p text:style-name="P2">GIUGNO</text:p>
          </table:table-cell>
          <table:table-cell table:style-name="ESAMI.A1" office:value-type="string">
            <text:list xml:id="list2116660986" text:style-name="L4">
              <text:list-item>
                <text:p text:style-name="P12">Menu ad hamburger</text:p>
              </text:list-item>
              <text:list-item>
                <text:p text:style-name="P12">visualizzazione alert al click dell’elemento</text:p>
              </text:list-item>
              <text:list-item>
                <text:p text:style-name="P13">cambio colori al click del bottone</text:p>
              </text:list-item>
            </text:list>
          </table:table-cell>
        </table:table-row>
        <table:table-row>
          <table:table-cell table:style-name="ESAMI.A1" office:value-type="string">
            <text:p text:style-name="P2">LUGLIO</text:p>
          </table:table-cell>
          <table:table-cell table:style-name="ESAMI.A1" office:value-type="string">
            <text:list xml:id="list1198603566" text:style-name="L5">
              <text:list-item>
                <text:p text:style-name="P14">..</text:p>
              </text:list-item>
            </text:list>
          </table:table-cell>
        </table:table-row>
        <table:table-row>
          <table:table-cell table:style-name="ESAMI.A1" office:value-type="string">
            <text:p text:style-name="P2">SETTEMBRE</text:p>
          </table:table-cell>
          <table:table-cell table:style-name="ESAMI.A1" office:value-type="string">
            <text:list xml:id="list3784386230" text:style-name="L6">
              <text:list-item>
                <text:p text:style-name="P15">Buon esempio di come si centrano gli elementi nell’header e nel body</text:p>
              </text:list-item>
              <text:list-item>
                <text:p text:style-name="P15">menu ad hamburger su schermi più piccoli</text:p>
              </text:list-item>
              <text:list-item>
                <text:p text:style-name="P15">esempio di enpoint POST</text:p>
              </text:list-item>
              <text:list-item>
                <text:p text:style-name="P15">reload della pagina automatico una volta terminato lo scambio di <text:span text:style-name="T1">informazioni</text:span> col server</text:p>
              </text:list-item>
              <text:list-item>
                <text:p text:style-name="P16">aggiornamento del contatore</text:p>
              </text:list-item>
              <text:list-item>
                <text:p text:style-name="P16">cambio dei colori <text:span text:style-name="T3">al click del bottone</text:span></text:p>
              </text:list-item>
              <text:list-item>
                <text:p text:style-name="P17">cambio posizione dei bottoni per gli schermi più piccoli</text:p>
              </text:list-item>
            </text:list>
          </table:table-cell>
        </table:table-row>
        <table:table-row>
          <table:table-cell table:style-name="ESAMI.A1" office:value-type="string">
            <text:p text:style-name="P2">SETTEMBRE 2</text:p>
          </table:table-cell>
          <table:table-cell table:style-name="ESAMI.A1" office:value-type="string">
            <text:list xml:id="list1123184935" text:style-name="L7">
              <text:list-item>
                <text:p text:style-name="P18">Esempio di get e post aggiunta ad ogni bottone (creato dinamicamente)</text:p>
              </text:list-item>
            </text:list>
          </table:table-cell>
        </table:table-row>
        <table:table-row>
          <table:table-cell table:style-name="ESAMI.A1" office:value-type="string">
            <text:p text:style-name="P4">OTTOBRE</text:p>
          </table:table-cell>
          <table:table-cell table:style-name="ESAMI.A1" office:value-type="string">
            <text:list xml:id="list12340975316013" text:continue-numbering="true" text:style-name="L7">
              <text:list-item>
                <text:p text:style-name="P19">Esempio di get aggiunta ad ogni bottone</text:p>
              </text:list-item>
              <text:list-item>
                <text:p text:style-name="P19">operatore ? :</text:p>
              </text:list-item>
              <text:list-item>
                <text:p text:style-name="P19">pulsante per alternare tutti gli eventi e eventi futuri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8:34:27.606967848</meta:creation-date>
    <dc:date>2025-01-27T01:23:39.648319255</dc:date>
    <meta:editing-duration>PT3H34M50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203" meta:character-count="1132" meta:non-whitespace-character-count="989"/>
  </office:meta>
</office:document-meta>
</file>